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9.645cm" svg:height="6.668cm" svg:x="10.101cm" svg:y="2.283cm">
            <draw:object draw:notify-on-update-of-ranges="Planilha1.A2:Planilha1.A2 Planilha1.A3:Planilha1.A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645cm" svg:height="6.668cm" svg:x="20.294cm" svg:y="2.258cm">
            <draw:object draw:notify-on-update-of-ranges="Planilha1.A2:Planilha1.A2 Planilha1.A3:Planilha1.A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645cm" svg:height="6.668cm" svg:x="0cm" svg:y="2.258cm">
            <draw:object draw:notify-on-update-of-ranges="Planilha1.A2:Planilha1.A2 Planilha1.B2:Planilha1.C2 Planilha1.A3:Planilha1.A3 Planilha1.B3:Planilha1.C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645cm" svg:height="6.668cm" svg:x="0.114cm" svg:y="9.536cm">
            <draw:object draw:notify-on-update-of-ranges="Planilha1.A2:Planilha1.A2 Planilha1.A3:Planilha1.A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645cm" svg:height="6.668cm" svg:x="10.259cm" svg:y="9.509cm">
            <draw:object draw:notify-on-update-of-ranges="Planilha1.A2:Planilha1.A2 Planilha1.A3:Planilha1.A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645cm" svg:height="6.668cm" svg:x="20.283cm" svg:y="9.483cm">
            <draw:object draw:notify-on-update-of-ranges="Planilha1.A2:Planilha1.A2 Planilha1.A3:Planilha1.A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645cm" svg:height="6.668cm" svg:x="0.039cm" svg:y="16.82cm">
            <draw:object draw:notify-on-update-of-ranges="Planilha1.A2:Planilha1.A2 Planilha1.A3:Planilha1.A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.645cm" svg:height="6.668cm" svg:x="10.148cm" svg:y="16.783cm">
            <draw:object draw:notify-on-update-of-ranges="Planilha1.A2:Planilha1.A2 Planilha1.A3:Planilha1.A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.645cm" svg:height="6.668cm" svg:x="20.321cm" svg:y="16.783cm">
            <draw:object draw:notify-on-update-of-ranges="Planilha1.A2:Planilha1.A2 Planilha1.A3:Planilha1.A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Iníc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ej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,5</text:p>
          </table:table-cell>
          <table:table-cell office:value-type="float" office:value="20" calcext:value-type="float">
            <text:p>20</text:p>
          </table:table-cell>
          <table:table-cell office:value-type="float" office:value="23.5" calcext:value-type="float">
            <text:p>23,5</text:p>
          </table:table-cell>
          <table:table-cell office:value-type="float" office:value="15.5" calcext:value-type="float">
            <text:p>15,5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ealiz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,5</text:p>
          </table:table-cell>
          <table:table-cell office:value-type="float" office:value="20" calcext:value-type="float">
            <text:p>20</text:p>
          </table:table-cell>
          <table:table-cell office:value-type="float" office:value="23.5" calcext:value-type="float">
            <text:p>23,5</text:p>
          </table:table-cell>
          <table:table-cell office:value-type="float" office:value="15.5" calcext:value-type="float">
            <text:p>15,5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08:38:34.5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20:19:01.347000000</meta:creation-date>
    <dc:date>2015-07-04T08:43:26.746000000</dc:date>
    <meta:editing-duration>PT3H1M55S</meta:editing-duration>
    <meta:editing-cycles>4</meta:editing-cycles>
    <meta:generator>LibreOffice/4.2.5.2$Windows_x86 LibreOffice_project/6ff819b65674ae6c83f3cbab9e4a4c2b292a7a94</meta:generator>
    <meta:document-statistic meta:table-count="1" meta:cell-count="3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2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D2:Planilha1.D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D2:Planilha1.D2" chart:label-cell-address="Planilha1.A2:Planilha1.A2" chart:class="chart:line">
            <chart:data-point chart:repeated="2"/>
          </chart:series>
          <chart:series chart:style-name="ch9" chart:values-cell-range-address="Planilha1.B3:Planilha1.B3 Planilha1.D3:Planilha1.D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D2:Planilha1.D2</svg:desc>
                </draw:g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D3:Planilha1.D3</svg:desc>
                </draw:g>
              </table:table-cell>
              <table:table-cell office:value-type="float" office:value="8.75">
                <text:p>8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3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E2:Planilha1.E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E2:Planilha1.E2" chart:label-cell-address="Planilha1.A2:Planilha1.A2" chart:class="chart:line">
            <chart:data-point chart:repeated="2"/>
          </chart:series>
          <chart:series chart:style-name="ch9" chart:values-cell-range-address="Planilha1.B3:Planilha1.B3 Planilha1.E3:Planilha1.E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E2:Planilha1.E2</svg:desc>
                </draw:g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E3:Planilha1.E3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1</text:p>
        </chart:title>
        <chart:legend chart:legend-position="end" svg:x="6.794cm" svg:y="2.786cm" style:legend-expansion="high" chart:style-name="ch3"/>
        <chart:plot-area chart:style-name="ch4" table:cell-range-address="Planilha1.A2:Planilha1.C3" chart:data-source-has-labels="column" svg:x="1.203cm" svg:y="1.447cm" svg:width="5.207cm" svg:height="4.669cm">
          <chartooo:coordinate-region svg:x="1.93cm" svg:y="1.647cm" svg:width="4.386cm" svg:height="3.822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C2" chart:label-cell-address="Planilha1.A2:Planilha1.A2" chart:class="chart:line">
            <chart:data-point chart:repeated="2"/>
          </chart:series>
          <chart:series chart:style-name="ch9" chart:values-cell-range-address="Planilha1.B3:Planilha1.C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C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C3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4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F2:Planilha1.F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F2:Planilha1.F2" chart:label-cell-address="Planilha1.A2:Planilha1.A2" chart:class="chart:line">
            <chart:data-point chart:repeated="2"/>
          </chart:series>
          <chart:series chart:style-name="ch9" chart:values-cell-range-address="Planilha1.B3:Planilha1.B3 Planilha1.F3:Planilha1.F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F2:Planilha1.F2</svg:desc>
                </draw:g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F3:Planilha1.F3</svg:desc>
                </draw:g>
              </table:table-cell>
              <table:table-cell office:value-type="float" office:value="15.5">
                <text:p>15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5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G2:Planilha1.G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G2:Planilha1.G2" chart:label-cell-address="Planilha1.A2:Planilha1.A2" chart:class="chart:line">
            <chart:data-point chart:repeated="2"/>
          </chart:series>
          <chart:series chart:style-name="ch9" chart:values-cell-range-address="Planilha1.B3:Planilha1.B3 Planilha1.G3:Planilha1.G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G2:Planilha1.G2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G3:Planilha1.G3</svg:desc>
                </draw:g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6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H2:Planilha1.H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H2:Planilha1.H2" chart:label-cell-address="Planilha1.A2:Planilha1.A2" chart:class="chart:line">
            <chart:data-point chart:repeated="2"/>
          </chart:series>
          <chart:series chart:style-name="ch9" chart:values-cell-range-address="Planilha1.B3:Planilha1.B3 Planilha1.H3:Planilha1.H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H2:Planilha1.H2</svg:desc>
                </draw:g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H3:Planilha1.H3</svg:desc>
                </draw:g>
              </table:table-cell>
              <table:table-cell office:value-type="float" office:value="23.5">
                <text:p>23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7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I2:Planilha1.I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I2:Planilha1.I2" chart:label-cell-address="Planilha1.A2:Planilha1.A2" chart:class="chart:line">
            <chart:data-point chart:repeated="2"/>
          </chart:series>
          <chart:series chart:style-name="ch9" chart:values-cell-range-address="Planilha1.B3:Planilha1.B3 Planilha1.I3:Planilha1.I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I2:Planilha1.I2</svg:desc>
                </draw:g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I3:Planilha1.I3</svg:desc>
                </draw:g>
              </table:table-cell>
              <table:table-cell office:value-type="float" office:value="15.5">
                <text:p>15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8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J2:Planilha1.J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J2:Planilha1.J2" chart:label-cell-address="Planilha1.A2:Planilha1.A2" chart:class="chart:line">
            <chart:data-point chart:repeated="2"/>
          </chart:series>
          <chart:series chart:style-name="ch9" chart:values-cell-range-address="Planilha1.B3:Planilha1.B3 Planilha1.J3:Planilha1.J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J2:Planilha1.J2</svg:desc>
                </draw:g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J3:Planilha1.J3</svg:desc>
                </draw:g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9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K2:Planilha1.K3" chart:data-source-has-labels="column" svg:x="1.203cm" svg:y="1.447cm" svg:width="5.207cm" svg:height="4.669cm">
          <chartooo:coordinate-region svg:x="2.01cm" svg:y="1.646cm" svg:width="4.4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K2:Planilha1.K2" chart:label-cell-address="Planilha1.A2:Planilha1.A2" chart:class="chart:line">
            <chart:data-point chart:repeated="2"/>
          </chart:series>
          <chart:series chart:style-name="ch9" chart:values-cell-range-address="Planilha1.B3:Planilha1.B3 Planilha1.K3:Planilha1.K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K2:Planilha1.K2</svg:desc>
                </draw:g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K3:Planilha1.K3</svg:desc>
                </draw:g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